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Mongoose 3.6 Tricks, Tips, and Gotchas</text:span></text:p>
            <text:p><text:span text:style-name="T1"/></text:p>
            <text:p><text:span text:style-name="T2">Dave Ke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ngoos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ongoDB ORM for NodeJS</text:p>
              </text:list-item>
              <text:list-item>
                <text:p>Powerful, structured support for interaction with MongoDB</text:p>
                <text:list>
                  <text:list-item>
                    <text:p>Schemas, validation, triggered actions, calculated properties, plugins</text:p>
                  </text:list-item>
                </text:list>
              </text:list-item>
              <text:list-item>
                <text:p>Useful resources:</text:p>
                <text:list>
                  <text:list-item>
                    <text:p>http://mongoosejs.com/</text:p>
                  </text:list-item>
                  <text:list-item>
                    <text:p>https://github.com/LearnBoost/mongo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ip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Built-in/custom validation can prevent redundant code in controllers</text:p>
              </text:list-item>
              <text:list-item>
                <text:p>Virtual properties help keep calculated fields DRY</text:p>
              </text:list-item>
              <text:list-item>
                <text:p>“Populate” document fields to imitate joins</text:p>
              </text:list-item>
              <text:list-item>
                <text:p>Explore plugins – often useful for tying in external resources and additional functiona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ick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verride default JSON/object representation</text:p>
                <text:list>
                  <text:list-item>
                    <text:p>Useful for keeping sensitive fields out of API</text:p>
                  </text:list-item>
                </text:list>
              </text:list-item>
              <text:list-item>
                <text:p>Take advantage of ObjectId data</text:p>
                <text:list>
                  <text:list-item>
                    <text:p>Get timestamp with <text:span text:style-name="T3">_id.getTimestamp()</text:span></text:p>
                  </text:list-item>
                  <text:list-item>
                    <text:p>ObjectId sort order respects insertion time</text:p>
                  </text:list-item>
                </text:list>
              </text:list-item>
              <text:list-item>
                <text:p><text:span text:style-name="T4">Use middleware to handle relational </text:span>dependencies</text:p>
                <text:list>
                  <text:list-item>
                    <text:p><text:span text:style-name="T4">Application logic for SQL's “on </text:span><text:span text:style-name="T3">X</text:span> cascad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otcha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Functionality adds performance overhead</text:p>
                <text:list>
                  <text:list-item>
                    <text:p>Can use <text:span text:style-name="T3">lean</text:span><text:span text:style-name="T5"> to query documents without additional overhead</text:span></text:p>
                  </text:list-item>
                  <text:list-item>
                    <text:p><text:span text:style-name="T5">Can limit projection by selecting only required fields</text:span></text:p>
                  </text:list-item>
                  <text:list-item>
                    <text:p><text:span text:style-name="T5">Collection-wide operations do not use Mongoose features</text:span></text:p>
                  </text:list-item>
                </text:list>
              </text:list-item>
              <text:list-item>
                <text:p><text:span text:style-name="T5">“</text:span><text:span text:style-name="T5">Populated” documents behave as regular objects, not mongoose documents</text:span></text:p>
                <text:list>
                  <text:list-item>
                    <text:p><text:span text:style-name="T5">Eliminates virtuals, methods, custom representations</text:span></text:p>
                  </text:list-item>
                </text:list>
              </text:list-item>
              <text:list-item>
                <text:p><text:span text:style-name="T5">Validation errors thrown on save</text:span></text:p>
                <text:list>
                  <text:list-item>
                    <text:p><text:span text:style-name="T5">Need to manually determine error type to respond to client appropriately</text:span></text:p>
                  </text:list-item>
                </text:list>
              </text:list-item>
              <text:list-item>
                <text:p><text:span text:style-name="T5">Strict schema prevents adding properties on the fly</text:span></text:p>
                <text:list>
                  <text:list-item>
                    <text:p><text:span text:style-name="T5">Use </text:span><text:span text:style-name="T3">toObject</text:span><text:span text:style-name="T5"> before adding properties for an API 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Projec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User login/comments system</text:p>
              </text:list-item>
              <text:list-item>
                <text:p><text:a xlink:href="https://github.com/dmkelly/mongoose-tips" xlink:type="simple">https://github.com/dmkelly/mongoose-tips</text:a></text:p>
              </text:list-item>
              <text:list-item>
                <text:p>Demonstrates</text:p>
                <text:list>
                  <text:list-item>
                    <text:p>Virtuals</text:p>
                  </text:list-item>
                  <text:list-item>
                    <text:p>“Pre” Middleware</text:p>
                  </text:list-item>
                  <text:list-item>
                    <text:p>Setters</text:p>
                  </text:list-item>
                  <text:list-item>
                    <text:p>Built-in Validation</text:p>
                  </text:list-item>
                  <text:list-item>
                    <text:p>ObjectId sorting/date calculation</text:p>
                  </text:list-item>
                  <text:list-item>
                    <text:p>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4T16:19:34</meta:creation-date>
    <dc:date>2013-06-25T10:54:23</dc:date>
    <meta:editing-duration>PT33M30S</meta:editing-duration>
    <meta:editing-cycles>5</meta:editing-cycles>
    <meta:generator>LibreOffice/4.0.0.3$MacOSX_x86 LibreOffice_project/53fd80e80f44edd735c18dbc5b6cde811e0a15c</meta:generator>
    <meta:document-statistic meta:object-count="44"/>
  </office:meta>
</office:document-meta>
</file>